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0.002cm solid #000000" fo:border-top="none" fo:border-bottom="0.002cm solid #000000"/>
    </style:style>
    <style:style style:name="Tabella3.6" style:family="table-row">
      <style:table-row-properties style:min-row-height="0.646cm"/>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17cm" style:rel-column-width="65535*"/>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0.002cm solid #000000" fo:border-top="none" fo:border-bottom="0.002cm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00" style:font-name="Cambria"/>
    </style:style>
    <style:style style:name="P2" style:family="paragraph" style:parent-style-name="Table_20_Contents">
      <style:text-properties fo:color="#000000" style:font-name="Cambria"/>
    </style:style>
    <style:style style:name="P3" style:family="paragraph" style:parent-style-name="Table_20_Contents">
      <style:paragraph-properties fo:text-align="center" style:justify-single-word="false"/>
      <style:text-properties fo:color="#000000" style:font-name="Cambria"/>
    </style:style>
    <style:style style:name="P4" style:family="paragraph" style:parent-style-name="Standard">
      <style:text-properties fo:color="#000000" style:font-name="Cambria"/>
    </style:style>
    <style:style style:name="P5" style:family="paragraph" style:parent-style-name="Standard" style:list-style-name="L1">
      <style:text-properties fo:color="#000000" style:font-name="Cambria"/>
    </style:style>
    <style:style style:name="P6" style:family="paragraph" style:parent-style-name="Standard" style:list-style-name="L2">
      <style:text-properties fo:color="#000000" style:font-name="Cambria"/>
    </style:style>
    <style:style style:name="P7" style:family="paragraph" style:parent-style-name="Standard" style:list-style-name="L3">
      <style:text-properties fo:color="#000000" style:font-name="Cambria"/>
    </style:style>
    <style:style style:name="P8" style:family="paragraph" style:parent-style-name="Standard" style:list-style-name="L4">
      <style:text-properties fo:color="#000000" style:font-name="Cambria"/>
    </style:style>
    <style:style style:name="P9" style:family="paragraph" style:parent-style-name="Table_20_Contents">
      <style:text-properties fo:color="#000000" style:font-name="Cambri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seguito al progetto n. 3 di Ingegneria del Software descrivo i seguenti Diagrammi:</text:p>
      <text:p text:style-name="P1"/>
      <text:list xml:id="list29739261" text:style-name="L1">
        <text:list-item>
          <text:p text:style-name="P5">SEQUENCE DIAGRAMS</text:p>
          <text:p text:style-name="P5">AuthSequence: 2 attori User e Sistema in interazione.</text:p>
          <text:p text:style-name="P5">Opt: Se User non è autenticato (FALSE) → Procedi al Login</text:p>
          <text:p text:style-name="P5">Loop: Per ogni autenticazione, costituita da Utente e Password, User accede a Sistema dopo aver soddisfatto la rispettiva richiesta.</text:p>
          <text:p text:style-name="P5">Break: Se l'Autenticazione è riuscita, il Sistema risponderà “Ok!” allo User.</text:p>
        </text:list-item>
      </text:list>
      <text:p text:style-name="P1"/>
      <text:p text:style-name="P1"><text:tab/>EvasioneOrdiniSequence: 2 attori Magazziniere e Sistema.</text:p>
      <text:p text:style-name="P1"><text:tab/>Ref: Reference, Riferimento ad altri SequenceDiagram, in questo caso AuthSequence <text:tab/>per il Login. </text:p>
      <text:p text:style-name="P1"><text:tab/>Il magazziniere procede alla richiesta di caricamento degli ordini, <text:s/>il sistema carica <text:s text:c="3"/><text:tab/>gli ordini attivando un altro rettangolo di richiesta.</text:p>
      <text:p text:style-name="P1"><text:tab/>Gli ordini sono caricati e il magazziniere potrà, quindi, accedere e modificare i dati <text:s text:c="3"/><text:tab/>di sistema, dopo aver attivato una richiesta al sistema.</text:p>
      <text:p text:style-name="P1"/>
      <text:p text:style-name="P1"><text:tab/>EffettuazioneOrdiniSequence: 2 attori Responsabile e Sistema</text:p>
      <text:p text:style-name="P1"><text:tab/>Ref: Reference, Riferimento ad altri SequenceDiagram, in questo caso AuthSequence <text:tab/>per il Login. </text:p>
      <text:p text:style-name="P1"><text:s text:c="13"/>Il responsabile potrà, quindi, accedere e modificare i dati di sistema, dopo aver attivato <text:tab/>una richiesta al sistema.</text:p>
      <text:p text:style-name="P1"/>
      <text:p text:style-name="P1"><text:tab/>MovimentiMagazzinoSequence: 2 attori Magazziniere e Sistema</text:p>
      <text:p text:style-name="P1"><text:tab/>Ref: Reference, Riferimento ad altri SequenceDiagram, in questo caso AuthSequence <text:tab/>per il Login. </text:p>
      <text:p text:style-name="P1"><text:s text:c="12"/><text:tab/>Il magazziniere potrà, quindi, accedere e modificare i dati di sistema, dopo aver attivato <text:tab/>una richiesta al sistema.</text:p>
      <text:p text:style-name="P1"/>
      <text:p text:style-name="P1"><text:tab/>RiassuntoOrdiniSequence: 2 attori Magazziniere e Sistema.</text:p>
      <text:p text:style-name="P1"><text:tab/>Ref: Reference, Riferimento ad altri SequenceDiagram, in questo caso AuthSequence <text:tab/>per il Login. </text:p>
      <text:p text:style-name="P1"><text:tab/>Il magazziniere procede alla richiesta di caricamento degli ordini passati, <text:s/>il sistema <text:tab/>carica <text:s/>gli ordini passati attivando un altro rettangolo di richiesta.</text:p>
      <text:p text:style-name="P1"><text:tab/>Gli ordini passati sono caricati e il magazziniere potrà, quindi, accedere e modificare i <text:tab/>dati di sistema, dopo aver attivato una richiesta al sistema.</text:p>
      <text:p text:style-name="P1"/>
      <text:p text:style-name="P1"><text:tab/>TipiArticoloSequence: 2 attori Segreteria e Sistema</text:p>
      <text:p text:style-name="P1"><text:tab/>Ref: Reference, Riferimento ad altri SequenceDiagram, in questo caso AuthSequence <text:tab/>per il <text:s/>Login. </text:p>
      <text:p text:style-name="P1"><text:s text:c="12"/>La segreteria potrà, quindi, accedere e modificare i dati di sistema, dopo aver attivato <text:tab/>una richiesta al sistema.</text:p>
      <text:p text:style-name="P1"/>
      <text:p text:style-name="P1"><text:tab/>VisioneMovimentiSequence: 2 attori Magazziniere e Sistema.</text:p>
      <text:p text:style-name="P1"><text:tab/>Ref: Reference, Riferimento ad altri SequenceDiagram, in questo caso AuthSequence <text:tab/>per il Login. </text:p>
      <text:p text:style-name="P1"><text:tab/>Il magazziniere procede alla richiesta di caricamento degli movimenti nel magazzino, il <text:s/><text:tab/>sistema carica i movimenti di magazzino attivando un altro rettangolo di richiesta.</text:p>
      <text:p text:style-name="P1"><text:tab/>I movimenti di magazzino sono caricati e il magazziniere potrà, quindi, accedere e <text:tab/>modificare i dati di sistema, dopo aver attivato una richiesta al sistema.</text:p>
      <text:p text:style-name="P1"/>
      <text:p text:style-name="P1"/>
      <text:list xml:id="list29733482" text:style-name="L2">
        <text:list-item>
          <text:list>
            <text:list-item>
              <text:p text:style-name="P6"><text:soft-page-break/>USE CASE</text:p>
              <text:p text:style-name="P6">Attori: Magazziniere, Segreteria Amministrativa, Responsabile Negozi</text:p>
              <text:p text:style-name="P6">Azioni: Magazziniere → Inserimento informazioni sui movimenti</text:p>
              <text:list>
                <text:list-item>
                  <text:list>
                    <text:list-item>
                      <text:list>
                        <text:list-item>
                          <text:list>
                            <text:list-item>
                              <text:list>
                                <text:list-item>
                                  <text:list>
                                    <text:list-header>
                                      <text:p text:style-name="P6">→ Spostamento articoli all'interno del magazzino</text:p>
                                      <text:p text:style-name="P6">→ Evasione ordini</text:p>
                                    </text:list-header>
                                  </text:list>
                                </text:list-item>
                              </text:list>
                            </text:list-item>
                          </text:list>
                        </text:list-item>
                      </text:list>
                    </text:list-item>
                  </text:list>
                </text:list-item>
              </text:list>
            </text:list-item>
          </text:list>
        </text:list-item>
      </text:list>
      <text:p text:style-name="P1"><text:tab/><text:tab/> <text:s text:c="7"/>Segreteria Amministrativa → Inserimento tipi di articolo</text:p>
      <text:p text:style-name="P1"><text:tab/><text:tab/><text:tab/><text:tab/><text:tab/><text:tab/> <text:s text:c="3"/>→ Visualizzazione movimenti di magazzino</text:p>
      <text:p text:style-name="P1"><text:tab/><text:tab/> <text:s text:c="7"/>Responsabile Negozio → Effettuazione ordini</text:p>
      <text:p text:style-name="P1"><text:tab/><text:tab/><text:tab/><text:tab/><text:tab/> <text:s text:c="9"/>→ Riassunto ordini passati</text:p>
      <text:p text:style-name="P1"><text:tab/> <text:s text:c="5"/>Include: Tutti gli attori includono la dipendenza dall'Autenticazione</text:p>
      <text:p text:style-name="P1"><text:tab/> <text:s text:c="5"/>Sistema: Delimita l’argomento del diagramma.</text:p>
      <text:p text:style-name="P1"/>
      <table:table table:name="Tabella1" table:style-name="Tabella1">
        <table:table-column table:style-name="Tabella1.A"/>
        <table:table-row>
          <table:table-cell table:style-name="Tabella1.A1" office:value-type="string">
            <text:p text:style-name="P3">Caso d'Uso: Inserimento informazioni sui movimenti</text:p>
          </table:table-cell>
        </table:table-row>
        <table:table-row>
          <table:table-cell table:style-name="Tabella1.A2" office:value-type="string">
            <text:p text:style-name="P2">ID:UC1</text:p>
          </table:table-cell>
        </table:table-row>
        <table:table-row>
          <table:table-cell table:style-name="Tabella1.A2" office:value-type="string">
            <text:p text:style-name="P2">Attori: Magazziniere</text:p>
          </table:table-cell>
        </table:table-row>
        <table:table-row>
          <table:table-cell table:style-name="Tabella1.A2" office:value-type="string">
            <text:p text:style-name="P2">Precondizioni: 1. Autenticazione del Magazziniere</text:p>
          </table:table-cell>
        </table:table-row>
        <table:table-row>
          <table:table-cell table:style-name="Tabella1.A2" office:value-type="string">
            <text:p text:style-name="P2">Sequenza d'Uso:</text:p>
            <text:p text:style-name="P2">1. Il caso d'uso inizia quando il Magazziniere è autenticato</text:p>
            <text:p text:style-name="P2">2. Il sistema permette ai Magazzinieri di inserire le informazioni relative ai movimenti di ingresso e uscita dal magazzino.</text:p>
          </table:table-cell>
        </table:table-row>
        <table:table-row>
          <table:table-cell table:style-name="Tabella1.A2" office:value-type="string">
            <text:p text:style-name="P2">Postcondizioni: </text:p>
            <text:p text:style-name="P2">1. I movimenti di ingresso e di uscita sono aggiornati e accessibili ai magazzinieri che accederanno.</text:p>
            <text:p text:style-name="P2">2. Le attività dei Magazzinieri sono andate a buon fine.</text:p>
          </table:table-cell>
        </table:table-row>
      </table:table>
      <text:p text:style-name="P1"/>
      <text:p text:style-name="P1"/>
      <table:table table:name="Tabella2" table:style-name="Tabella2">
        <table:table-column table:style-name="Tabella2.A"/>
        <table:table-row>
          <table:table-cell table:style-name="Tabella2.A1" office:value-type="string">
            <text:p text:style-name="P3">Caso d'Uso: Spostamento articoli all'interno del magazzino</text:p>
          </table:table-cell>
        </table:table-row>
        <table:table-row>
          <table:table-cell table:style-name="Tabella2.A2" office:value-type="string">
            <text:p text:style-name="P2">ID:UC2</text:p>
          </table:table-cell>
        </table:table-row>
        <table:table-row>
          <table:table-cell table:style-name="Tabella2.A2" office:value-type="string">
            <text:p text:style-name="P2">Attori: Magazziniere</text:p>
          </table:table-cell>
        </table:table-row>
        <table:table-row>
          <table:table-cell table:style-name="Tabella2.A2" office:value-type="string">
            <text:p text:style-name="P2">Precondizioni: 1. Autenticazione del Magazziniere</text:p>
          </table:table-cell>
        </table:table-row>
        <table:table-row>
          <table:table-cell table:style-name="Tabella2.A2" office:value-type="string">
            <text:p text:style-name="P2">Sequenza d'Uso: </text:p>
            <text:p text:style-name="P2">1. Il caso d'uso inizia quando il Magazziniere è autenticato</text:p>
            <text:p text:style-name="P2">2. Il sistema permette ai Magazzinieri di spostare un articolo da una posizione ad un'altra del magazzino, al fine di ottimizzare l'occupazione del magazzino.</text:p>
          </table:table-cell>
        </table:table-row>
        <table:table-row>
          <table:table-cell table:style-name="Tabella2.A2" office:value-type="string">
            <text:p text:style-name="P2">Postcondizioni:</text:p>
            <text:p text:style-name="P2">1. Le posizioni degli articoli sono aggiornate e accessibili ai magazzinieri che accederanno.</text:p>
            <text:p text:style-name="P2">2. Le attività dei Magazzinieri sono andate a buon fine.</text:p>
          </table:table-cell>
        </table:table-row>
      </table:table>
      <text:p text:style-name="P1"/>
      <text:p text:style-name="P1"/>
      <text:p text:style-name="P1"/>
      <text:p text:style-name="P1"/>
      <text:p text:style-name="P1"/>
      <text:p text:style-name="P1"/>
      <text:p text:style-name="P1"/>
      <text:p text:style-name="P1"/>
      <text:p text:style-name="P1"/>
      <text:p text:style-name="P1"/>
      <table:table table:name="Tabella3" table:style-name="Tabella3">
        <table:table-column table:style-name="Tabella3.A"/>
        <text:soft-page-break/>
        <table:table-row>
          <table:table-cell table:style-name="Tabella3.A1" office:value-type="string">
            <text:p text:style-name="P3">Caso d'Uso: Evasione ordini</text:p>
          </table:table-cell>
        </table:table-row>
        <table:table-row>
          <table:table-cell table:style-name="Tabella3.A2" office:value-type="string">
            <text:p text:style-name="P2">ID:UC3</text:p>
          </table:table-cell>
        </table:table-row>
        <table:table-row>
          <table:table-cell table:style-name="Tabella3.A2" office:value-type="string">
            <text:p text:style-name="P2">Attori: Magazziniere</text:p>
          </table:table-cell>
        </table:table-row>
        <table:table-row>
          <table:table-cell table:style-name="Tabella3.A2" office:value-type="string">
            <text:p text:style-name="P2">Precondizioni: 1. Autenticazione del Magazziniere</text:p>
          </table:table-cell>
        </table:table-row>
        <table:table-row>
          <table:table-cell table:style-name="Tabella3.A2" office:value-type="string">
            <text:p text:style-name="P2">Sequenza d'Uso: </text:p>
            <text:p text:style-name="P2">1. Il caso d'uso inizia quando il Magazziniere è autenticato</text:p>
            <text:p text:style-name="P2">2. Il sistema registra un'uscita dal Magazzino che viene collegata all'ordine al quale si riferisce.</text:p>
            <text:p text:style-name="P2">3. Per ogni ordine evaso si ha una sola uscita dal magazzino.</text:p>
          </table:table-cell>
        </table:table-row>
        <table:table-row table:style-name="Tabella3.6">
          <table:table-cell table:style-name="Tabella3.A2" office:value-type="string">
            <text:p text:style-name="P2">Postcondizioni:</text:p>
            <text:p text:style-name="P2">1. Le evasioni degli ordini sono aggiornate e accessibili ai magazzinieri che accederanno.</text:p>
            <text:p text:style-name="P2">2. Le attività dei Magazzinieri sono andate a buon fine.</text:p>
          </table:table-cell>
        </table:table-row>
      </table:table>
      <text:p text:style-name="P1"/>
      <text:p text:style-name="P1"/>
      <table:table table:name="Tabella4" table:style-name="Tabella4">
        <table:table-column table:style-name="Tabella4.A"/>
        <table:table-row>
          <table:table-cell table:style-name="Tabella4.A1" office:value-type="string">
            <text:p text:style-name="P3">Caso d'Uso: Inserimento tipi di articolo</text:p>
          </table:table-cell>
        </table:table-row>
        <table:table-row>
          <table:table-cell table:style-name="Tabella4.A2" office:value-type="string">
            <text:p text:style-name="P2">ID:UC4</text:p>
          </table:table-cell>
        </table:table-row>
        <table:table-row>
          <table:table-cell table:style-name="Tabella4.A2" office:value-type="string">
            <text:p text:style-name="P2">Attori: Segreteria Amministrativa</text:p>
          </table:table-cell>
        </table:table-row>
        <table:table-row>
          <table:table-cell table:style-name="Tabella4.A2" office:value-type="string">
            <text:p text:style-name="P2">Precondizioni: 1. Autenticazione della Segreteria Amministrativa</text:p>
          </table:table-cell>
        </table:table-row>
        <table:table-row>
          <table:table-cell table:style-name="Tabella4.A2" office:value-type="string">
            <text:p text:style-name="P2">Sequenza d'Uso: </text:p>
            <text:p text:style-name="P2">1. Il caso d'uso inizia quando la Segreteria Amministrativa è autenticata</text:p>
            <text:p text:style-name="P2">2. La Segreteria Amministrativa viene resa responsabile dell'inserimento dei tipi di articolo dal Sistema. </text:p>
          </table:table-cell>
        </table:table-row>
        <table:table-row>
          <table:table-cell table:style-name="Tabella4.A2" office:value-type="string">
            <text:p text:style-name="P2">Postcondizioni:</text:p>
            <text:p text:style-name="P2">1. I tipi di articolo sono aggiornati, consoni agli articoli in vendita e accessibili alla Segreteria Amministrativa.</text:p>
            <text:p text:style-name="P2">2. Le attività della Segreteria Amministrativa sono andate a buon fine.</text:p>
          </table:table-cell>
        </table:table-row>
      </table:table>
      <text:p text:style-name="P1"/>
      <table:table table:name="Tabella5" table:style-name="Tabella5">
        <table:table-column table:style-name="Tabella5.A"/>
        <table:table-row>
          <table:table-cell table:style-name="Tabella5.A1" office:value-type="string">
            <text:p text:style-name="P3">Caso d'Uso: Visualizzazione movimenti di magazzino</text:p>
          </table:table-cell>
        </table:table-row>
        <table:table-row>
          <table:table-cell table:style-name="Tabella5.A2" office:value-type="string">
            <text:p text:style-name="P2">ID:UC5</text:p>
          </table:table-cell>
        </table:table-row>
        <table:table-row>
          <table:table-cell table:style-name="Tabella5.A2" office:value-type="string">
            <text:p text:style-name="P2">Attori: Segreteria Amministrativa</text:p>
          </table:table-cell>
        </table:table-row>
        <table:table-row>
          <table:table-cell table:style-name="Tabella5.A2" office:value-type="string">
            <text:p text:style-name="P2">Precondizioni: 1. Autenticazione della Segreteria Amministrativa</text:p>
          </table:table-cell>
        </table:table-row>
        <table:table-row>
          <table:table-cell table:style-name="Tabella5.A2" office:value-type="string">
            <text:p text:style-name="P2">Sequenza d'Uso:</text:p>
            <text:p text:style-name="P2">1. Il caso d'uso inizia quando la Segreteria Amministrativa è autenticata</text:p>
            <text:p text:style-name="P2">2. La Segreteria Amministrativa può accedere al Sistema</text:p>
            <text:p text:style-name="P2">3. La Segreteria Amministrativa visualizza i movimenti di magazzino rispetto agli ordini dei vari negozi</text:p>
          </table:table-cell>
        </table:table-row>
        <table:table-row>
          <table:table-cell table:style-name="Tabella5.A2" office:value-type="string">
            <text:p text:style-name="P2">Postcondizioni:</text:p>
            <text:p text:style-name="P2">1. Le attività della Segreteria Amministrativa sono andate a buon fine.</text:p>
          </table:table-cell>
        </table:table-row>
      </table:table>
      <text:p text:style-name="P1"/>
      <text:p text:style-name="P1"/>
      <text:p text:style-name="P1"/>
      <text:p text:style-name="P1"/>
      <text:p text:style-name="P1"/>
      <table:table table:name="Tabella6" table:style-name="Tabella6">
        <table:table-column table:style-name="Tabella6.A"/>
        <table:table-row>
          <table:table-cell table:style-name="Tabella6.A1" office:value-type="string">
            <text:p text:style-name="P3">Caso d'Uso: Effettuazione ordini</text:p>
          </table:table-cell>
        </table:table-row>
        <text:soft-page-break/>
        <table:table-row>
          <table:table-cell table:style-name="Tabella6.A2" office:value-type="string">
            <text:p text:style-name="P2">ID:UC6</text:p>
          </table:table-cell>
        </table:table-row>
        <table:table-row>
          <table:table-cell table:style-name="Tabella6.A2" office:value-type="string">
            <text:p text:style-name="P2">Attori: Responsabile Negozio</text:p>
          </table:table-cell>
        </table:table-row>
        <table:table-row>
          <table:table-cell table:style-name="Tabella6.A2" office:value-type="string">
            <text:p text:style-name="P2">Precondizioni: 1. Autenticazione dei Responsabili dei Negozi</text:p>
          </table:table-cell>
        </table:table-row>
        <table:table-row>
          <table:table-cell table:style-name="Tabella6.A2" office:value-type="string">
            <text:p text:style-name="P2">Sequenza d'Uso:</text:p>
            <text:p text:style-name="P2">1. Il caso d'uso inizia quando i Responsabili dei Negozi sono autenticati</text:p>
            <text:p text:style-name="P2">2. I Responsabili dei Negozi accedono al Sistema per effettuare gli ordini</text:p>
          </table:table-cell>
        </table:table-row>
        <table:table-row>
          <table:table-cell table:style-name="Tabella6.A2" office:value-type="string">
            <text:p text:style-name="P2">Postcondizioni:</text:p>
            <text:p text:style-name="P2">1. Le attività dei Responsabili dei Negozi sono andate a buon fine.</text:p>
          </table:table-cell>
        </table:table-row>
      </table:table>
      <text:p text:style-name="P1"/>
      <text:p text:style-name="P1"/>
      <table:table table:name="Tabella7" table:style-name="Tabella7">
        <table:table-column table:style-name="Tabella7.A"/>
        <table:table-row>
          <table:table-cell table:style-name="Tabella7.A1" office:value-type="string">
            <text:p text:style-name="P3">Caso d'Uso: Riassunto ordini passati</text:p>
          </table:table-cell>
        </table:table-row>
        <table:table-row>
          <table:table-cell table:style-name="Tabella7.A2" office:value-type="string">
            <text:p text:style-name="P2">ID:UC7</text:p>
          </table:table-cell>
        </table:table-row>
        <table:table-row>
          <table:table-cell table:style-name="Tabella7.A2" office:value-type="string">
            <text:p text:style-name="P2">Attori: <text:s/>Responsabile Negozio</text:p>
          </table:table-cell>
        </table:table-row>
        <table:table-row>
          <table:table-cell table:style-name="Tabella7.A2" office:value-type="string">
            <text:p text:style-name="P2">Precondizioni: 1. Autenticazione dei Responsabili dei Negozi</text:p>
          </table:table-cell>
        </table:table-row>
        <table:table-row>
          <table:table-cell table:style-name="Tabella7.A2" office:value-type="string">
            <text:p text:style-name="P2">Sequenza d'Uso:</text:p>
            <text:p text:style-name="P2">1. Il caso d'uso inizia quando i Responsabili dei Negozi sono autenticati</text:p>
            <text:p text:style-name="P2">2. I Responsabili dei Negozi accedono al Sistema per avere un riassunto degli ordini passati</text:p>
          </table:table-cell>
        </table:table-row>
        <table:table-row>
          <table:table-cell table:style-name="Tabella7.A2" office:value-type="string">
            <text:p text:style-name="P2">Postcondizioni:</text:p>
            <text:p text:style-name="P2">1. Le attività dei Responsabili dei Negozi sono andate a buon fine.</text:p>
          </table:table-cell>
        </table:table-row>
      </table:table>
      <text:p text:style-name="P1"/>
      <text:list xml:id="list29746790" text:style-name="L3">
        <text:list-item>
          <text:p text:style-name="P7">ACTIVITY DIAGRAMS</text:p>
          <text:p text:style-name="P7">Seguendo il flusso delle azioni il sistema modifica le informazioni e le salva.</text:p>
        </text:list-item>
      </text:list>
      <text:p text:style-name="P1"><text:s text:c="13"/>Carica le informazioni e dal login verifica che l'utente si connetta correttamente.</text:p>
      <text:p text:style-name="P1"><text:tab/>Verificando che il magazziniere sia connesso, in caso di fallimento continuerebbe a <text:tab/>richiedere l'accesso, in caso di successo inserisce le informazioni sui movimenti, sullo <text:tab/>spostamento degli articoli interni e una volta caricate tutte le informazioni evade gli <text:tab/>ordini e aggiorna il sistema con i nuovi dati.</text:p>
      <text:p text:style-name="P1"><text:tab/>Verificando che il responsabile del negozio sia connesso, in caso di fallimento <text:tab/>continuerebbe a richiedere l'accesso, in caso di successo procederà all'effettuazione <text:tab/>degli ordini, a caricare le informazioni accessibili, a vedere il riassunto degli ordini e ad <text:tab/>aggiornare il sistema con i nuovi dati.</text:p>
      <text:p text:style-name="P1"><text:tab/>Verificando che la segreteria amministrativa sia connessa, in caso di fallimento <text:tab/>continuerebbe a richiedere l'accesso, in caso di successo procederà all'inserimento dei <text:s text:c="3"/><text:tab/>tipi di <text:tab/>articolo, a caricare le informazioni accessibili, a vedere i movimenti di <text:tab/>magazzino e ad aggiornare il sistema con i nuovi dati.</text:p>
      <text:p text:style-name="P1"/>
      <text:p text:style-name="P1"/>
      <text:p text:style-name="P1"/>
      <text:p text:style-name="P1"/>
      <text:p text:style-name="P1"/>
      <text:p text:style-name="P1"/>
      <text:p text:style-name="P1"/>
      <text:p text:style-name="P1"/>
      <text:list xml:id="list29723630" text:style-name="L4">
        <text:list-item>
          <text:p text:style-name="P8">CLASS DIAGRAMS:</text:p>
          <text:p text:style-name="P8"/>
          <text:p text:style-name="P8">1 – Classe Type: Gli attributi, uniname, description, sport, materials vengono rappresentati con il loro tipo specifico (uniname, description e materials come stringhe e sport come elemento della classe Sport per fare riferimento a quale sport fa parte il <text:soft-page-break/>tipo di articolo che stiamo trattando). Le operazioni sono dei metodi Getters che rimandano ai dati di cui abbiamo bisogno. Con associazione 1 a 1 si collega alla classe Articolo, mantenendo l'attributo type.</text:p>
          <text:p text:style-name="P8"/>
          <text:p text:style-name="P8">2 – Classe Articolo: Gli attributi, type, unicode, price, prodDate vengono rappresentati con il loro tipo specifico (type con Type, la classe, unicode con int, un intero, price con double, per rappresentare valori con la virgola, prodDate con Date, per rappresentare la data di produzione con il nostro formato). Le operazioni sono dei metodi Getters che rimandano ai dati di cui abbiamo bisogno. Con associazione 1 a 1 si collega alla classe FrammentoIngresso. Con associazione 1 a 1 si collega alla classe FrammentoOrdine.</text:p>
          <text:p text:style-name="P8"/>
          <text:p text:style-name="P8">3 – Classe Ingresso: Gli attributi, ingrUnicode, ingrDate, ingrFragments, vengono rappresentati con il loro tipo specifico (ingrUnicode con int, un intero, ingrDate con Date, per rappresentare la data di ingresso con il nostro formato e ingrFragments come elemento della classe FrammentoIngresso). Le operazioni sono dei metodi Getters che rimandano ai dati di cui abbiamo bisogno. Essendo composto da 1 a molti articoli si collega alla classe corrispondente.</text:p>
          <text:p text:style-name="P8"/>
        </text:list-item>
      </text:list>
      <text:p text:style-name="P1"><text:tab/>4 – Classe FrammentoIngresso: Gli attributi, articolo, numMensola vengono <text:tab/>rappresentati con il loro tipo specifico (articolo come elemento della classe Articolo, <text:tab/>numMensola con int, un intero). Le operazioni sono dei metodi Getters che rimandano <text:tab/>ai dati di cui abbiamo bisogno. Con associazione 1 a 1 si collega alla classe Ingresso, <text:tab/>mantenendo l'attributo position.</text:p>
      <text:p text:style-name="P1"/>
      <text:p text:style-name="P1"><text:tab/>5 – Classe Uscita: Gli attributi, uscDate, uscBolla, uscArticoli, negozio, spedizioniere <text:tab/>vengono rappresentati con il loro tipo specifico (uscDate con Date, per rappresentare la <text:tab/>data di ingresso con il nostro formato, uscBolla con int, un intero, uscArticoli come <text:tab/>elemento della classe Articolo, negozio come elemento della classe Negozio, <text:tab/>spedizioniere con string). Le operazioni sono dei metodi Getters che rimandano ai dati <text:tab/>di cui abbiamo bisogno.</text:p>
      <text:p text:style-name="P1"><text:tab/>Essendo composto da 1 a molti articoli si collega alla classe corrispondente.</text:p>
      <text:p text:style-name="P1"/>
      <text:p text:style-name="P1"><text:tab/>6 – Classe Negozio: Gli attributi, codFiscale, nome, indirizzo, città vengono <text:tab/>rappresentati con il loro tipo specifico (codFiscale con int, un intero, nome, indirizzo, <text:tab/>citta con string). Le operazioni sono dei metodi Getters che rimandano ai dati di cui <text:tab/>abbiamo bisogno. <text:s/>Con associazione 1 a 1 si collega alla classe Uscita, mantenendo <text:tab/>l'attributo negozio.</text:p>
      <text:p text:style-name="P1"><text:s/><text:tab/>Con associazione 1 a 1 si collega alla classe Ordine, mantenendo l'attributo negozio.</text:p>
      <text:p text:style-name="P1"/>
      <text:p text:style-name="P1"><text:tab/>7 – Classe Ordine: Gli attributi, negozio, ordUnicode, ordDate, ordFragments, <text:tab/>isDispatched <text:tab/>vengono rappresentati con il loro tipo specifico (negozio come elemento <text:tab/>della classe Negozio, ordUnicode con int, un intero, ordDate con Date, per <text:tab/>rappresentare la data di ingresso con il nostro formato, ordFragments come elemento <text:tab/>della classe FrammentoOrdine, isDispatched con boolean, true or false?). Le operazioni <text:tab/>sono dei metodi Getters che rimandano ai dati di cui abbiamo bisogno. Essendo <text:tab/>composto da 1 a molti frammenti di Ordine si collega alla classe corrispondente.</text:p>
      <text:p text:style-name="P1"/>
      <text:p text:style-name="P1"><text:tab/>8 – Classe FrammentoOrdine: Gli attributi, articolo, qty, totPrice vengono rappresentati <text:tab/>con il loro tipo specifico (articolo come elemento della classe Articolo, qty, quantity con <text:tab/>int, un <text:tab/>intero, totPrice con double per rappresentare valori con la virgola). Le <text:tab/>operazioni sono dei <text:tab/>metodi Getters che rimandano ai dati di cui abbiamo bisogno. </text:p>
      <text:p text:style-name="P1"/>
      <text:p text:style-name="P1"><text:soft-page-break/><text:tab/>9 – Classe Magazzino: Gli attributi, articoli, ingressi, uscite vengono rappresentati con il <text:tab/>loro tipo specifico (articoli come elemento della classe Articolo, ingressi come elemento <text:tab/>della classe Ingresso, uscite come elemento della classe Uscita). Le operazioni sono dei <text:tab/>metodi registerIngresso, registerUscita, addArticoli, delArticoli che elaborano i nostri <text:tab/>dati <text:tab/>riportandoci quelli di cui abbiamo bisogno nel formato desiderato, salvandoli, <text:tab/>aggiungendoli o cancellandoli, collegandosi agli attributi delle classi Ingresso, <text:tab/>Uscita, Articolo.</text:p>
      <text:p text:style-name="P1"><text:tab/>Essendo un insieme di 0 a molti ingressi ed uscite si collega alle classi corrispond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1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acomo B</meta:initial-creator>
    <meta:creation-date>2018-05-21T17:11:58.45</meta:creation-date>
    <dc:date>2018-05-29T09:57:28.33</dc:date>
    <dc:creator>G B</dc:creator>
    <meta:editing-duration>PT05H17M00S</meta:editing-duration>
    <meta:editing-cycles>12</meta:editing-cycles>
    <meta:generator>OpenOffice.org/3.2$Win32 OpenOffice.org_project/320m18$Build-9502</meta:generator>
    <meta:document-statistic meta:table-count="7" meta:image-count="0" meta:object-count="0" meta:page-count="6" meta:paragraph-count="126" meta:word-count="1716" meta:character-count="12059"/>
  </office:meta>
</office:document-meta>
</file>